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8f8f2" style:font-name="Consolas" fo:font-size="10.5pt" fo:font-weight="normal" fo:background-color="#282a36"/>
    </style:style>
    <style:style style:name="P2" style:family="paragraph" style:parent-style-name="Standard">
      <style:paragraph-properties style:line-height-at-least="0.503cm"/>
      <style:text-properties fo:color="#f8f8f2" fo:background-color="#282a36"/>
    </style:style>
    <style:style style:name="P3" style:family="paragraph" style:parent-style-name="Standard">
      <style:paragraph-properties style:line-height-at-least="0.503cm"/>
      <style:text-properties fo:color="#6272a4" style:font-name="Consolas" fo:font-size="10.5pt" fo:font-weight="normal" fo:background-color="#282a36"/>
    </style:style>
    <style:style style:name="P4" style:family="paragraph" style:parent-style-name="Standard">
      <style:paragraph-properties style:line-height-at-least="0.503cm"/>
      <style:text-properties fo:color="#6272a4" fo:background-color="#282a36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fo:margin-top="0cm" fo:margin-bottom="0.499cm" style:line-height-at-least="0.503cm"/>
    </style:style>
    <style:style style:name="T1" style:family="text">
      <style:text-properties fo:color="#ff79c6"/>
    </style:style>
    <style:style style:name="T2" style:family="text">
      <style:text-properties fo:color="#ff79c6" style:font-name="Consolas" fo:font-size="10.5pt" fo:font-weight="normal"/>
    </style:style>
    <style:style style:name="T3" style:family="text">
      <style:text-properties fo:color="#ff79c6" fo:font-style="italic"/>
    </style:style>
    <style:style style:name="T4" style:family="text">
      <style:text-properties fo:color="#8be9fd"/>
    </style:style>
    <style:style style:name="T5" style:family="text">
      <style:text-properties fo:color="#8be9fd" style:font-name="Consolas" fo:font-size="10.5pt" fo:font-weight="normal"/>
    </style:style>
    <style:style style:name="T6" style:family="text">
      <style:text-properties fo:color="#e9f284"/>
    </style:style>
    <style:style style:name="T7" style:family="text">
      <style:text-properties fo:color="#e9f284" style:font-name="Consolas" fo:font-size="10.5pt" fo:font-weight="normal"/>
    </style:style>
    <style:style style:name="T8" style:family="text">
      <style:text-properties fo:color="#f1fa8c"/>
    </style:style>
    <style:style style:name="T9" style:family="text">
      <style:text-properties fo:color="#f1fa8c" style:font-name="Consolas" fo:font-size="10.5pt" fo:font-weight="normal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bd93f9"/>
    </style:style>
    <style:style style:name="T12" style:family="text">
      <style:text-properties fo:color="#bd93f9" style:font-name="Consolas" fo:font-size="10.5pt" fo:font-weight="normal"/>
    </style:style>
    <style:style style:name="T13" style:family="text">
      <style:text-properties fo:color="#6272a4"/>
    </style:style>
    <style:style style:name="T14" style:family="text">
      <style:text-properties fo:color="#6272a4" style:font-name="Consolas" fo:font-size="10.5pt" fo:font-weight="normal"/>
    </style:style>
    <style:style style:name="T15" style:family="text">
      <style:text-properties fo:color="#50fa7b" fo:font-style="italic"/>
    </style:style>
    <style:style style:name="T16" style:family="text">
      <style:text-properties fo:color="#50fa7b" style:font-name="Consolas" fo:font-size="10.5pt"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@import</text:span> <text:span text:style-name="T4">url</text:span>(<text:span text:style-name="T6">'</text:span><text:span text:style-name="T8">https://fonts.googleapis.com/css2?family=Baloo+2:wght@400..800&amp;display=swap</text:span><text:span text:style-name="T6">'</text:span>);</text:p>
      <text:p text:style-name="P5"/>
      <text:p text:style-name="P1"><text:span text:style-name="T1">*</text:span> {</text:p>
      <text:p text:style-name="P2">    <text:span text:style-name="T5">margin</text:span><text:span text:style-name="T2">:</text:span><text:span text:style-name="T12">0</text:span><text:span text:style-name="T10">;   </text:span></text:p>
      <text:p text:style-name="P2">    <text:span text:style-name="T5">padding</text:span><text:span text:style-name="T2">:</text:span><text:span text:style-name="T12">0</text:span><text:span text:style-name="T10">;</text:span></text:p>
      <text:p text:style-name="P2">    <text:span text:style-name="T5">box-sizing</text:span><text:span text:style-name="T2">:</text:span><text:span text:style-name="T10"> </text:span><text:span text:style-name="T12">border-box</text:span><text:span text:style-name="T10">;</text:span></text:p>
      <text:p text:style-name="P1">} </text:p>
      <text:p text:style-name="P5"/>
      <text:p text:style-name="P1"><text:span text:style-name="T1">html</text:span>{</text:p>
      <text:p text:style-name="P2">    <text:span text:style-name="T5">background-image</text:span><text:span text:style-name="T2">:</text:span><text:span text:style-name="T5">url</text:span><text:span text:style-name="T10">(</text:span><text:span text:style-name="T7">"</text:span><text:span text:style-name="T9">../images/background.svg</text:span><text:span text:style-name="T7">"</text:span><text:span text:style-name="T10">);</text:span></text:p>
      <text:p text:style-name="P2">    <text:span text:style-name="T5">background-size</text:span><text:span text:style-name="T2">:</text:span><text:span text:style-name="T12">cover</text:span><text:span text:style-name="T10">;    </text:span></text:p>
      <text:p text:style-name="P2">    <text:span text:style-name="T14">/* background-repeat: repeat-x; */</text:span></text:p>
      <text:p text:style-name="P2">    <text:span text:style-name="T5">font-family</text:span><text:span text:style-name="T2">:</text:span><text:span text:style-name="T10"> </text:span><text:span text:style-name="T7">"</text:span><text:span text:style-name="T9">Baloo 2</text:span><text:span text:style-name="T7">"</text:span><text:span text:style-name="T10">, </text:span><text:span text:style-name="T12">sans-serif</text:span><text:span text:style-name="T10">;</text:span></text:p>
      <text:p text:style-name="P2">    <text:span text:style-name="T5">font-optical-sizing</text:span><text:span text:style-name="T2">:</text:span><text:span text:style-name="T10"> </text:span><text:span text:style-name="T12">auto</text:span><text:span text:style-name="T10">;</text:span></text:p>
      <text:p text:style-name="P2">    <text:span text:style-name="T5">font-weight</text:span><text:span text:style-name="T2">:</text:span><text:span text:style-name="T10"> </text:span><text:span text:style-name="T12">400</text:span><text:span text:style-name="T10">;</text:span></text:p>
      <text:p text:style-name="P2">    <text:span text:style-name="T5">font-style</text:span><text:span text:style-name="T2">:</text:span><text:span text:style-name="T10"> </text:span><text:span text:style-name="T12">normal</text:span><text:span text:style-name="T10">;</text:span></text:p>
      <text:p text:style-name="P2">    <text:span text:style-name="T5">font-size</text:span><text:span text:style-name="T2">:</text:span><text:span text:style-name="T10"> </text:span><text:span text:style-name="T12">62.5</text:span><text:span text:style-name="T2">%</text:span><text:span text:style-name="T10">;</text:span></text:p>
      <text:p text:style-name="P2">    <text:span text:style-name="T14">/*1rem = 10px*/</text:span></text:p>
      <text:p text:style-name="P2">    <text:span text:style-name="T10">}</text:span></text:p>
      <text:p text:style-name="P5"/>
      <text:p text:style-name="P3">/*</text:p>
      <text:p text:style-name="P3">.parallax{</text:p>
      <text:p text:style-name="P4">    <text:span text:style-name="T10">background-image: url("...");</text:span></text:p>
      <text:p text:style-name="P4">    <text:span text:style-name="T10">background-attachment: fixed;</text:span></text:p>
      <text:p text:style-name="P4">    <text:span text:style-name="T10">background-position: center;</text:span></text:p>
      <text:p text:style-name="P4">    <text:span text:style-name="T10">background-repeat: no-repeat;</text:span></text:p>
      <text:p text:style-name="P4">    <text:span text:style-name="T10">background-size: cover;</text:span></text:p>
      <text:p text:style-name="P4">    <text:span text:style-name="T10">height: 70vh;</text:span></text:p>
      <text:p text:style-name="P3">}</text:p>
      <text:p text:style-name="P3">*/</text:p>
      <text:p text:style-name="P5"/>
      <text:p text:style-name="P1"><text:span text:style-name="T1">header</text:span>{</text:p>
      <text:p text:style-name="P2">    <text:span text:style-name="T5">display</text:span><text:span text:style-name="T2">:</text:span><text:span text:style-name="T12">flex</text:span><text:span text:style-name="T10">;</text:span></text:p>
      <text:p text:style-name="P2">    <text:span text:style-name="T5">justify-content</text:span><text:span text:style-name="T2">:</text:span><text:span text:style-name="T10"> </text:span><text:span text:style-name="T12">space-between</text:span><text:span text:style-name="T10">;</text:span></text:p>
      <text:p text:style-name="P2">    <text:span text:style-name="T5">align-items</text:span><text:span text:style-name="T2">:</text:span><text:span text:style-name="T10"> </text:span><text:span text:style-name="T12">center</text:span><text:span text:style-name="T10">;</text:span></text:p>
      <text:p text:style-name="P2">    <text:span text:style-name="T5">background-color</text:span><text:span text:style-name="T2">:</text:span><text:span text:style-name="T12">black</text:span><text:span text:style-name="T10">;</text:span></text:p>
      <text:p text:style-name="P2">    <text:span text:style-name="T14">/* color:black; */</text:span></text:p>
      <text:p text:style-name="P2">    <text:span text:style-name="T5">padding</text:span><text:span text:style-name="T2">:</text:span><text:span text:style-name="T10"> </text:span><text:span text:style-name="T12">10</text:span><text:span text:style-name="T2">px</text:span><text:span text:style-name="T10">;</text:span></text:p>
      <text:p text:style-name="P2">    <text:span text:style-name="T5">width</text:span><text:span text:style-name="T2">:</text:span><text:span text:style-name="T10"> </text:span><text:span text:style-name="T12">100</text:span><text:span text:style-name="T2">%</text:span><text:span text:style-name="T10">;</text:span></text:p>
      <text:p text:style-name="P2">    <text:span text:style-name="T5">margin</text:span><text:span text:style-name="T2">:</text:span><text:span text:style-name="T12">0</text:span><text:span text:style-name="T2">px</text:span><text:span text:style-name="T10">;</text:span></text:p>
      <text:p text:style-name="P2">    <text:span text:style-name="T5">position</text:span><text:span text:style-name="T2">:</text:span><text:span text:style-name="T12">fixed</text:span><text:span text:style-name="T10">;</text:span></text:p>
      <text:p text:style-name="P2">    <text:span text:style-name="T5">top</text:span><text:span text:style-name="T2">:</text:span><text:span text:style-name="T12">0</text:span><text:span text:style-name="T10">;</text:span></text:p>
      <text:p text:style-name="P2">    <text:span text:style-name="T5">left</text:span><text:span text:style-name="T2">:</text:span><text:span text:style-name="T12">0</text:span><text:span text:style-name="T10">;</text:span></text:p>
      <text:p text:style-name="P2">    <text:span text:style-name="T5">z-index</text:span><text:span text:style-name="T2">:</text:span><text:span text:style-name="T12">1000</text:span><text:span text:style-name="T10">; </text:span><text:span text:style-name="T14">/*Hace que el header esté siempre arriba*/</text:span></text:p>
      <text:p text:style-name="P1">}</text:p>
      <text:p text:style-name="P5"/>
      <text:p text:style-name="P1"><text:span text:style-name="T15">.navbar</text:span> {</text:p>
      <text:p text:style-name="P2">    <text:span text:style-name="T5">display</text:span><text:span text:style-name="T2">:</text:span><text:span text:style-name="T10"> </text:span><text:span text:style-name="T12">flex</text:span><text:span text:style-name="T10">;</text:span></text:p>
      <text:p text:style-name="P2">    <text:span text:style-name="T5">justify-content</text:span><text:span text:style-name="T2">:</text:span><text:span text:style-name="T10"> </text:span><text:span text:style-name="T12">space-between</text:span><text:span text:style-name="T10">;</text:span></text:p>
      <text:p text:style-name="P2">    <text:span text:style-name="T5">align-items</text:span><text:span text:style-name="T2">:</text:span><text:span text:style-name="T10"> </text:span><text:span text:style-name="T12">center</text:span><text:span text:style-name="T10">;</text:span></text:p>
      <text:p text:style-name="P2"><text:soft-page-break/>    <text:span text:style-name="T5">width</text:span><text:span text:style-name="T2">:</text:span><text:span text:style-name="T10"> </text:span><text:span text:style-name="T12">100</text:span><text:span text:style-name="T2">%</text:span><text:span text:style-name="T10">;</text:span></text:p>
      <text:p text:style-name="P1">}</text:p>
      <text:p text:style-name="P5"/>
      <text:p text:style-name="P3">/*LOGO*/</text:p>
      <text:p text:style-name="P1"><text:span text:style-name="T15">.header</text:span><text:span text:style-name="T1"> img</text:span> {</text:p>
      <text:p text:style-name="P2">    <text:span text:style-name="T5">width</text:span><text:span text:style-name="T2">:</text:span><text:span text:style-name="T10"> </text:span><text:span text:style-name="T12">18</text:span><text:span text:style-name="T2">rem</text:span><text:span text:style-name="T10">;</text:span></text:p>
      <text:p text:style-name="P2">    <text:span text:style-name="T5">height</text:span><text:span text:style-name="T2">:</text:span><text:span text:style-name="T10"> </text:span><text:span text:style-name="T12">auto</text:span><text:span text:style-name="T10">;</text:span></text:p>
      <text:p text:style-name="P1">}</text:p>
      <text:p text:style-name="P5"/>
      <text:p text:style-name="P1"><text:span text:style-name="T15">.menu</text:span> {</text:p>
      <text:p text:style-name="P2">    <text:span text:style-name="T5">display</text:span><text:span text:style-name="T2">:</text:span><text:span text:style-name="T10"> </text:span><text:span text:style-name="T12">flex</text:span><text:span text:style-name="T10">;</text:span></text:p>
      <text:p text:style-name="P2">    <text:span text:style-name="T5">justify-content</text:span><text:span text:style-name="T2">:</text:span><text:span text:style-name="T10"> </text:span><text:span text:style-name="T12">flex-end</text:span><text:span text:style-name="T10">;</text:span></text:p>
      <text:p text:style-name="P2">    <text:span text:style-name="T5">align-items</text:span><text:span text:style-name="T2">:</text:span><text:span text:style-name="T10"> </text:span><text:span text:style-name="T12">center</text:span><text:span text:style-name="T10">;</text:span></text:p>
      <text:p text:style-name="P2">    <text:span text:style-name="T5">flex-grow</text:span><text:span text:style-name="T2">:</text:span><text:span text:style-name="T10"> </text:span><text:span text:style-name="T12">1</text:span><text:span text:style-name="T10">;</text:span></text:p>
      <text:p text:style-name="P1">}</text:p>
      <text:p text:style-name="P5"/>
      <text:p text:style-name="P1"><text:span text:style-name="T15">.menu</text:span><text:span text:style-name="T1"> ul</text:span>{</text:p>
      <text:p text:style-name="P2">    <text:span text:style-name="T5">display</text:span><text:span text:style-name="T2">:</text:span><text:span text:style-name="T12">flex</text:span><text:span text:style-name="T10">;</text:span></text:p>
      <text:p text:style-name="P2">    <text:span text:style-name="T5">list-style-type</text:span><text:span text:style-name="T2">:</text:span><text:span text:style-name="T10"> </text:span><text:span text:style-name="T12">none</text:span><text:span text:style-name="T10">;</text:span></text:p>
      <text:p text:style-name="P2">    <text:span text:style-name="T5">padding</text:span><text:span text:style-name="T2">:</text:span><text:span text:style-name="T12">0</text:span><text:span text:style-name="T10">;</text:span></text:p>
      <text:p text:style-name="P2">    <text:span text:style-name="T5">margin</text:span><text:span text:style-name="T2">:</text:span><text:span text:style-name="T12">0</text:span><text:span text:style-name="T10">;</text:span></text:p>
      <text:p text:style-name="P1">}</text:p>
      <text:p text:style-name="P5"/>
      <text:p text:style-name="P1"><text:span text:style-name="T15">.menu</text:span><text:span text:style-name="T1"> ul li</text:span>{</text:p>
      <text:p text:style-name="P2">    <text:span text:style-name="T14">/*display:inline; Pone los botones en línea*/</text:span></text:p>
      <text:p text:style-name="P2">    <text:span text:style-name="T5">margin-right</text:span><text:span text:style-name="T2">:</text:span><text:span text:style-name="T10"> </text:span><text:span text:style-name="T12">1</text:span><text:span text:style-name="T2">rem</text:span><text:span text:style-name="T10">; </text:span><text:span text:style-name="T14">/*Margen de la caja con el borde de la pantalla*/</text:span></text:p>
      <text:p text:style-name="P2">    <text:span text:style-name="T5">position</text:span><text:span text:style-name="T2">:</text:span><text:span text:style-name="T12">relative</text:span><text:span text:style-name="T10">; </text:span><text:span text:style-name="T14">/* Posición para las sublistas */</text:span></text:p>
      <text:p text:style-name="P1">}</text:p>
      <text:p text:style-name="P5"/>
      <text:p text:style-name="P1"><text:span text:style-name="T15">.menu</text:span><text:span text:style-name="T1"> ul li a</text:span>{</text:p>
      <text:p text:style-name="P2">    <text:span text:style-name="T5">display</text:span><text:span text:style-name="T2">:</text:span><text:span text:style-name="T12">inline-block</text:span><text:span text:style-name="T10">;</text:span></text:p>
      <text:p text:style-name="P2">    <text:span text:style-name="T5">padding</text:span><text:span text:style-name="T2">:</text:span><text:span text:style-name="T10"> </text:span><text:span text:style-name="T12">1</text:span><text:span text:style-name="T2">rem</text:span><text:span text:style-name="T10">;</text:span></text:p>
      <text:p text:style-name="P2">    <text:span text:style-name="T5">color</text:span><text:span text:style-name="T2">:</text:span><text:span text:style-name="T12">#fff</text:span><text:span text:style-name="T10">;</text:span></text:p>
      <text:p text:style-name="P2">    <text:span text:style-name="T5">text-decoration-line</text:span><text:span text:style-name="T2">:</text:span><text:span text:style-name="T10"> </text:span><text:span text:style-name="T12">none</text:span><text:span text:style-name="T10">; </text:span><text:span text:style-name="T14">/*Quitar la línea de los links*/</text:span></text:p>
      <text:p text:style-name="P2">    <text:span text:style-name="T5">font-size</text:span><text:span text:style-name="T2">:</text:span><text:span text:style-name="T12">2</text:span><text:span text:style-name="T2">rem</text:span><text:span text:style-name="T10">;</text:span></text:p>
      <text:p text:style-name="P1">}</text:p>
      <text:p text:style-name="P5"/>
      <text:p text:style-name="P1"><text:span text:style-name="T15">.menu</text:span><text:span text:style-name="T1"> ul li a</text:span><text:span text:style-name="T3">:</text:span><text:span text:style-name="T15">hover</text:span>{ <text:span text:style-name="T13">/*Acción para cuando el mouse pasa por encima*/</text:span></text:p>
      <text:p text:style-name="P2">    <text:span text:style-name="T5">background-color</text:span><text:span text:style-name="T2">:</text:span><text:span text:style-name="T10"> </text:span><text:span text:style-name="T5">rgba</text:span><text:span text:style-name="T10">(</text:span><text:span text:style-name="T12">203</text:span><text:span text:style-name="T10">, </text:span><text:span text:style-name="T12">138</text:span><text:span text:style-name="T10">, </text:span><text:span text:style-name="T12">0</text:span><text:span text:style-name="T10">, </text:span><text:span text:style-name="T12">1</text:span><text:span text:style-name="T10">);</text:span></text:p>
      <text:p text:style-name="P2">    <text:span text:style-name="T5">border-radius</text:span><text:span text:style-name="T2">:</text:span><text:span text:style-name="T10"> </text:span><text:span text:style-name="T12">0.5</text:span><text:span text:style-name="T2">rem</text:span><text:span text:style-name="T10">;</text:span></text:p>
      <text:p text:style-name="P2">    <text:span text:style-name="T14">/* padding:0.5rem; --&gt; Esto causa problemas con el padding del "#menu nav ul li a"*/</text:span></text:p>
      <text:p text:style-name="P1">}</text:p>
      <text:p text:style-name="P5"/>
      <text:p text:style-name="P1"><text:span text:style-name="T15">.menu</text:span><text:span text:style-name="T1"> ul li ul</text:span>{</text:p>
      <text:p text:style-name="P2">    <text:span text:style-name="T5">display</text:span><text:span text:style-name="T2">:</text:span><text:span text:style-name="T10"> </text:span><text:span text:style-name="T12">none</text:span><text:span text:style-name="T10">; </text:span><text:span text:style-name="T14">/* Ocultar sublistas por defecto */</text:span></text:p>
      <text:p text:style-name="P2">    <text:span text:style-name="T5">position</text:span><text:span text:style-name="T2">:</text:span><text:span text:style-name="T10"> </text:span><text:span text:style-name="T12">absolute</text:span><text:span text:style-name="T10">; </text:span><text:span text:style-name="T14">/* Posicionar sublistas de manera absoluta */</text:span></text:p>
      <text:p text:style-name="P2">    <text:span text:style-name="T5">top</text:span><text:span text:style-name="T2">:</text:span><text:span text:style-name="T10"> </text:span><text:span text:style-name="T12">100</text:span><text:span text:style-name="T2">%</text:span><text:span text:style-name="T10">; </text:span><text:span text:style-name="T14">/* Desplazar sublistas hacia abajo */</text:span></text:p>
      <text:p text:style-name="P2">    <text:span text:style-name="T5">left</text:span><text:span text:style-name="T2">:</text:span><text:span text:style-name="T10"> </text:span><text:span text:style-name="T12">0</text:span><text:span text:style-name="T10">;</text:span></text:p>
      <text:p text:style-name="P2">    <text:span text:style-name="T5">background-color</text:span><text:span text:style-name="T2">:</text:span><text:span text:style-name="T10"> </text:span><text:span text:style-name="T5">rgb</text:span><text:span text:style-name="T10">(</text:span><text:span text:style-name="T12">0</text:span><text:span text:style-name="T10">, </text:span><text:span text:style-name="T12">0</text:span><text:span text:style-name="T10">, </text:span><text:span text:style-name="T12">0</text:span><text:span text:style-name="T10">);</text:span></text:p>
      <text:p text:style-name="P2">    <text:span text:style-name="T5">border</text:span><text:span text:style-name="T2">:</text:span><text:span text:style-name="T10"> </text:span><text:span text:style-name="T12">none</text:span><text:span text:style-name="T10">;</text:span><text:span text:style-name="T14">/*solid #ccc;*/</text:span></text:p>
      <text:p text:style-name="P2"><text:soft-page-break/>    <text:span text:style-name="T5">padding</text:span><text:span text:style-name="T2">:</text:span><text:span text:style-name="T10"> </text:span><text:span text:style-name="T12">0.5</text:span><text:span text:style-name="T2">rem</text:span><text:span text:style-name="T10"> </text:span><text:span text:style-name="T12">0</text:span><text:span text:style-name="T2">rem</text:span><text:span text:style-name="T10">;</text:span></text:p>
      <text:p text:style-name="P2">    <text:span text:style-name="T5">font-size</text:span><text:span text:style-name="T2">:</text:span><text:span text:style-name="T12">1</text:span><text:span text:style-name="T2">rem</text:span><text:span text:style-name="T10">;</text:span></text:p>
      <text:p text:style-name="P2">    <text:span text:style-name="T5">list-style-type</text:span><text:span text:style-name="T2">:</text:span><text:span text:style-name="T10"> </text:span><text:span text:style-name="T12">none</text:span><text:span text:style-name="T10">;</text:span></text:p>
      <text:p text:style-name="P1">}</text:p>
      <text:p text:style-name="P5"/>
      <text:p text:style-name="P1"><text:span text:style-name="T15">.menu</text:span><text:span text:style-name="T1"> ul li</text:span><text:span text:style-name="T3">:</text:span><text:span text:style-name="T15">hover</text:span><text:span text:style-name="T1"> ul</text:span>{</text:p>
      <text:p text:style-name="P2">    <text:span text:style-name="T5">display</text:span><text:span text:style-name="T2">:</text:span><text:span text:style-name="T12">block</text:span><text:span text:style-name="T10">; </text:span><text:span text:style-name="T14">/* Mostrar sublistas cuando se pasa el ratón sobre el elemento padre */</text:span></text:p>
      <text:p text:style-name="P2">    <text:span text:style-name="T5">border-radius</text:span><text:span text:style-name="T2">:</text:span><text:span text:style-name="T10"> </text:span><text:span text:style-name="T12">0.5</text:span><text:span text:style-name="T2">rem</text:span><text:span text:style-name="T10">;</text:span></text:p>
      <text:p text:style-name="P2">    <text:span text:style-name="T5">padding</text:span><text:span text:style-name="T2">:</text:span><text:span text:style-name="T12">0.5</text:span><text:span text:style-name="T2">rem</text:span><text:span text:style-name="T10">;</text:span></text:p>
      <text:p text:style-name="P1">}</text:p>
      <text:p text:style-name="P5"/>
      <text:p text:style-name="P1"><text:span text:style-name="T1">body</text:span> {</text:p>
      <text:p text:style-name="P2">    <text:span text:style-name="T14">/* width: 1000px; */</text:span></text:p>
      <text:p text:style-name="P2">    <text:span text:style-name="T5">margin</text:span><text:span text:style-name="T2">:</text:span><text:span text:style-name="T10"> </text:span><text:span text:style-name="T12">1</text:span><text:span text:style-name="T2">rem</text:span><text:span text:style-name="T10"> </text:span><text:span text:style-name="T12">1</text:span><text:span text:style-name="T2">rem</text:span><text:span text:style-name="T10"> </text:span><text:span text:style-name="T12">1</text:span><text:span text:style-name="T2">rem</text:span><text:span text:style-name="T10"> </text:span><text:span text:style-name="T12">1</text:span><text:span text:style-name="T2">rem</text:span><text:span text:style-name="T10">;</text:span></text:p>
      <text:p text:style-name="P2">    <text:span text:style-name="T5">background-color</text:span><text:span text:style-name="T2">:</text:span><text:span text:style-name="T10"> </text:span><text:span text:style-name="T12">none</text:span><text:span text:style-name="T10">;</text:span></text:p>
      <text:p text:style-name="P2">    <text:span text:style-name="T14">/* padding: 0 20px 20px 20px; */</text:span></text:p>
      <text:p text:style-name="P2">    <text:span text:style-name="T5">color</text:span><text:span text:style-name="T2">:</text:span><text:span text:style-name="T12">#ffffff</text:span><text:span text:style-name="T10">;</text:span></text:p>
      <text:p text:style-name="P2">    <text:span text:style-name="T14">/* border: 5px solid rgb(255, 255, 255); */</text:span></text:p>
      <text:p text:style-name="P1">}</text:p>
      <text:p text:style-name="P5"/>
      <text:p text:style-name="P1"><text:span text:style-name="T1">h1</text:span> {</text:p>
      <text:p text:style-name="P2">    <text:span text:style-name="T5">padding</text:span><text:span text:style-name="T2">:</text:span><text:span text:style-name="T10"> </text:span><text:span text:style-name="T12">20</text:span><text:span text:style-name="T2">px</text:span><text:span text:style-name="T10"> </text:span><text:span text:style-name="T12">0</text:span><text:span text:style-name="T10">;</text:span></text:p>
      <text:p text:style-name="P2">    <text:span text:style-name="T5">margin-top</text:span><text:span text:style-name="T2">:</text:span><text:span text:style-name="T10"> </text:span><text:span text:style-name="T12">5</text:span><text:span text:style-name="T2">rem</text:span><text:span text:style-name="T10">;</text:span></text:p>
      <text:p text:style-name="P2">    <text:span text:style-name="T5">text-align</text:span><text:span text:style-name="T2">:</text:span><text:span text:style-name="T12">center</text:span><text:span text:style-name="T10">;</text:span></text:p>
      <text:p text:style-name="P2">    <text:span text:style-name="T5">font-size</text:span><text:span text:style-name="T2">:</text:span><text:span text:style-name="T12">5</text:span><text:span text:style-name="T2">rem</text:span><text:span text:style-name="T10">;</text:span></text:p>
      <text:p text:style-name="P1">}</text:p>
      <text:p text:style-name="P5"/>
      <text:p text:style-name="P1"><text:span text:style-name="T15">.tituloprincipal</text:span> {</text:p>
      <text:p text:style-name="P2">    <text:span text:style-name="T5">padding</text:span><text:span text:style-name="T2">:</text:span><text:span text:style-name="T10"> </text:span><text:span text:style-name="T12">20</text:span><text:span text:style-name="T2">px</text:span><text:span text:style-name="T10"> </text:span><text:span text:style-name="T12">0</text:span><text:span text:style-name="T10">;</text:span></text:p>
      <text:p text:style-name="P2">    <text:span text:style-name="T5">margin-top</text:span><text:span text:style-name="T2">:</text:span><text:span text:style-name="T10"> </text:span><text:span text:style-name="T12">1</text:span><text:span text:style-name="T2">rem</text:span><text:span text:style-name="T10">;</text:span></text:p>
      <text:p text:style-name="P2">    <text:span text:style-name="T5">text-align</text:span><text:span text:style-name="T2">:</text:span><text:span text:style-name="T12">center</text:span><text:span text:style-name="T10">;</text:span></text:p>
      <text:p text:style-name="P2">    <text:span text:style-name="T5">font-size</text:span><text:span text:style-name="T2">:</text:span><text:span text:style-name="T12">5</text:span><text:span text:style-name="T2">rem</text:span><text:span text:style-name="T10">;</text:span></text:p>
      <text:p text:style-name="P1">}</text:p>
      <text:p text:style-name="P5"/>
      <text:p text:style-name="P1"><text:span text:style-name="T1">h3</text:span>{</text:p>
      <text:p text:style-name="P2">    <text:span text:style-name="T5">font-size</text:span><text:span text:style-name="T2">:</text:span><text:span text:style-name="T10"> </text:span><text:span text:style-name="T12">3</text:span><text:span text:style-name="T2">rem</text:span><text:span text:style-name="T10">;</text:span></text:p>
      <text:p text:style-name="P1">}</text:p>
      <text:p text:style-name="P5"/>
      <text:p text:style-name="P1"><text:span text:style-name="T1">p</text:span>{</text:p>
      <text:p text:style-name="P2">    <text:span text:style-name="T5">font-size</text:span><text:span text:style-name="T2">:</text:span><text:span text:style-name="T10"> </text:span><text:span text:style-name="T12">1</text:span><text:span text:style-name="T2">rem</text:span><text:span text:style-name="T10">;</text:span></text:p>
      <text:p text:style-name="P2">    <text:span text:style-name="T5">text-align</text:span><text:span text:style-name="T2">:</text:span><text:span text:style-name="T12">justify</text:span><text:span text:style-name="T10">;</text:span></text:p>
      <text:p text:style-name="P1">}</text:p>
      <text:p text:style-name="P5"/>
      <text:p text:style-name="P1"><text:span text:style-name="T1">p</text:span>,</text:p>
      <text:p text:style-name="P1"><text:span text:style-name="T1">li</text:span> {</text:p>
      <text:p text:style-name="P2">    <text:span text:style-name="T5">font-size</text:span><text:span text:style-name="T2">:</text:span><text:span text:style-name="T10"> </text:span><text:span text:style-name="T12">1.6</text:span><text:span text:style-name="T2">rem</text:span><text:span text:style-name="T10">;</text:span></text:p>
      <text:p text:style-name="P2">    <text:span text:style-name="T5">line-height</text:span><text:span text:style-name="T2">:</text:span><text:span text:style-name="T10"> </text:span><text:span text:style-name="T12">2</text:span><text:span text:style-name="T10">;</text:span></text:p>
      <text:p text:style-name="P2">    <text:span text:style-name="T5">letter-spacing</text:span><text:span text:style-name="T2">:</text:span><text:span text:style-name="T10"> </text:span><text:span text:style-name="T12">0.1</text:span><text:span text:style-name="T2">rem</text:span><text:span text:style-name="T10">;</text:span></text:p>
      <text:p text:style-name="P1">}</text:p>
      <text:p text:style-name="P5"/>
      <text:p text:style-name="P3"><text:soft-page-break/>/* body img {</text:p>
      <text:p text:style-name="P4">    <text:span text:style-name="T10">display:block; --&gt; genera problemas en la ubicación del logo</text:span></text:p>
      <text:p text:style-name="P4">    <text:span text:style-name="T10">margin:0 auto;</text:span></text:p>
      <text:p text:style-name="P4">    <text:span text:style-name="T10">width: 100;</text:span></text:p>
      <text:p text:style-name="P4">    <text:span text:style-name="T10">height:auto;</text:span></text:p>
      <text:p text:style-name="P3">} */</text:p>
      <text:p text:style-name="P5"/>
      <text:p text:style-name="P3">/*Carusel de Imágenes*/</text:p>
      <text:p text:style-name="P3">/* Estilos para la lista de imágenes */</text:p>
      <text:p text:style-name="P1"><text:span text:style-name="T15">.carousel</text:span> {</text:p>
      <text:p text:style-name="P2">    <text:span text:style-name="T5">width</text:span><text:span text:style-name="T2">:</text:span><text:span text:style-name="T10"> </text:span><text:span text:style-name="T12">80</text:span><text:span text:style-name="T2">%</text:span><text:span text:style-name="T10">; </text:span><text:span text:style-name="T14">/* Ajusta esto según tus necesidades, el 60% es solo un ejemplo*/</text:span></text:p>
      <text:p text:style-name="P2">    <text:span text:style-name="T5">overflow</text:span><text:span text:style-name="T2">:</text:span><text:span text:style-name="T10"> </text:span><text:span text:style-name="T12">hidden</text:span><text:span text:style-name="T10">; </text:span><text:span text:style-name="T14">/*Oculta las imágenes que están fuera del contenedor*/</text:span></text:p>
      <text:p text:style-name="P2">    <text:span text:style-name="T5">margin</text:span><text:span text:style-name="T2">:</text:span><text:span text:style-name="T10"> </text:span><text:span text:style-name="T12">0</text:span><text:span text:style-name="T10"> </text:span><text:span text:style-name="T12">auto</text:span><text:span text:style-name="T10">; </text:span><text:span text:style-name="T14">/*Centra el carrusel en la página*/</text:span></text:p>
      <text:p text:style-name="P1">}</text:p>
      <text:p text:style-name="P5"/>
      <text:p text:style-name="P1"><text:span text:style-name="T15">.slides</text:span> {</text:p>
      <text:p text:style-name="P2">    <text:span text:style-name="T5">display</text:span><text:span text:style-name="T2">:</text:span><text:span text:style-name="T10"> </text:span><text:span text:style-name="T12">flex</text:span><text:span text:style-name="T10">;</text:span></text:p>
      <text:p text:style-name="P2">    <text:span text:style-name="T5">list-style</text:span><text:span text:style-name="T2">:</text:span><text:span text:style-name="T10"> </text:span><text:span text:style-name="T12">none</text:span><text:span text:style-name="T10">;</text:span></text:p>
      <text:p text:style-name="P2">    <text:span text:style-name="T5">flex-wrap</text:span><text:span text:style-name="T2">:</text:span><text:span text:style-name="T10"> </text:span><text:span text:style-name="T12">nowrap</text:span><text:span text:style-name="T10">;</text:span></text:p>
      <text:p text:style-name="P2">    <text:span text:style-name="T5">overflow-x</text:span><text:span text:style-name="T2">:</text:span><text:span text:style-name="T10"> </text:span><text:span text:style-name="T12">auto</text:span><text:span text:style-name="T10">; </text:span><text:span text:style-name="T14">/* Propiedad de box-model: Permitir el desplazamiento horizontal */</text:span></text:p>
      <text:p text:style-name="P2">    <text:span text:style-name="T5">margin</text:span><text:span text:style-name="T2">:</text:span><text:span text:style-name="T10"> </text:span><text:span text:style-name="T12">10</text:span><text:span text:style-name="T2">rem</text:span><text:span text:style-name="T10"> </text:span><text:span text:style-name="T12">5</text:span><text:span text:style-name="T2">rem</text:span><text:span text:style-name="T10"> </text:span><text:span text:style-name="T12">auto</text:span><text:span text:style-name="T10"> </text:span><text:span text:style-name="T12">5</text:span><text:span text:style-name="T2">rem</text:span><text:span text:style-name="T10">;</text:span></text:p>
      <text:p text:style-name="P2">    <text:span text:style-name="T14">/* margin: 0; Eliminar el margen predeterminado */</text:span></text:p>
      <text:p text:style-name="P2">     <text:span text:style-name="T14">/* width: auto; Ancho suficiente para contener todas las imágenes en línea */</text:span></text:p>
      <text:p text:style-name="P1">}</text:p>
      <text:p text:style-name="P5"/>
      <text:p text:style-name="P1"><text:span text:style-name="T15">.slides</text:span><text:span text:style-name="T1"> li</text:span> {</text:p>
      <text:p text:style-name="P2">    <text:span text:style-name="T14">/* margin-left: 2rem; */</text:span></text:p>
      <text:p text:style-name="P2">    <text:span text:style-name="T14">/* padding: 0 2rem;</text:span></text:p>
      <text:p text:style-name="P4">    <text:span text:style-name="T10">width: 100rem; */</text:span></text:p>
      <text:p text:style-name="P2">    <text:span text:style-name="T5">flex</text:span><text:span text:style-name="T2">:</text:span><text:span text:style-name="T10"> </text:span><text:span text:style-name="T12">0</text:span><text:span text:style-name="T10"> </text:span><text:span text:style-name="T12">0</text:span><text:span text:style-name="T10"> </text:span><text:span text:style-name="T12">33.3333</text:span><text:span text:style-name="T2">%</text:span><text:span text:style-name="T10">; </text:span><text:span text:style-name="T14">/* Muestra 3 imágenes a la vez, ajusta a 50% para 2 imágenes */</text:span></text:p>
      <text:p text:style-name="P2">    <text:span text:style-name="T5">box-sizing</text:span><text:span text:style-name="T2">:</text:span><text:span text:style-name="T10"> </text:span><text:span text:style-name="T12">border-box</text:span><text:span text:style-name="T10">;</text:span></text:p>
      <text:p text:style-name="P2">    <text:span text:style-name="T5">padding</text:span><text:span text:style-name="T2">:</text:span><text:span text:style-name="T10"> </text:span><text:span text:style-name="T12">0</text:span><text:span text:style-name="T10"> </text:span><text:span text:style-name="T12">1</text:span><text:span text:style-name="T2">rem</text:span><text:span text:style-name="T10">; </text:span><text:span text:style-name="T14">/* Espacio entre las imágenes */</text:span></text:p>
      <text:p text:style-name="P1">}</text:p>
      <text:p text:style-name="P5"/>
      <text:p text:style-name="P1"><text:span text:style-name="T15">.slides</text:span><text:span text:style-name="T1"> li img</text:span> {</text:p>
      <text:p text:style-name="P2">    <text:span text:style-name="T5">max-width</text:span><text:span text:style-name="T2">:</text:span><text:span text:style-name="T10"> </text:span><text:span text:style-name="T12">100</text:span><text:span text:style-name="T2">%</text:span><text:span text:style-name="T10">; </text:span><text:span text:style-name="T14">/* Ajusta el ancho de la imagen al ancho del elemento de lista */</text:span></text:p>
      <text:p text:style-name="P2">    <text:span text:style-name="T5">height</text:span><text:span text:style-name="T2">:</text:span><text:span text:style-name="T10"> </text:span><text:span text:style-name="T12">auto</text:span><text:span text:style-name="T10">; </text:span><text:span text:style-name="T14">/* Mantiene la proporción de aspecto de la imagen */</text:span></text:p>
      <text:p text:style-name="P2">    <text:span text:style-name="T14">/* width: 100%; */</text:span></text:p>
      <text:p text:style-name="P5"/>
      <text:p text:style-name="P1">}</text:p>
      <text:p text:style-name="P5"/>
      <text:p text:style-name="P1"><text:span text:style-name="T1">footer</text:span> {</text:p>
      <text:p text:style-name="P2">    <text:span text:style-name="T5">font-size</text:span><text:span text:style-name="T2">:</text:span><text:span text:style-name="T12">2</text:span><text:span text:style-name="T2">rem</text:span><text:span text:style-name="T10">;</text:span></text:p>
      <text:p text:style-name="P2">    <text:span text:style-name="T5">background-color</text:span><text:span text:style-name="T2">:</text:span><text:span text:style-name="T10"> </text:span><text:span text:style-name="T12">black</text:span><text:span text:style-name="T10">;</text:span></text:p>
      <text:p text:style-name="P1">}</text:p>
      <text:p text:style-name="P5"/>
      <text:p text:style-name="P1"><text:span text:style-name="T15">.footer-general</text:span> {</text:p>
      <text:p text:style-name="P2">    <text:span text:style-name="T5">padding</text:span><text:span text:style-name="T2">:</text:span><text:span text:style-name="T12">1</text:span><text:span text:style-name="T2">rem</text:span><text:span text:style-name="T10">;</text:span></text:p>
      <text:p text:style-name="P2"><text:soft-page-break/>    <text:span text:style-name="T5">margin</text:span><text:span text:style-name="T2">:</text:span><text:span text:style-name="T12">0</text:span><text:span text:style-name="T10">;</text:span></text:p>
      <text:p text:style-name="P1">}</text:p>
      <text:p text:style-name="P5"/>
      <text:p text:style-name="P1"><text:span text:style-name="T15">.footer-general</text:span><text:span text:style-name="T1"> div h3</text:span>{</text:p>
      <text:p text:style-name="P2">    <text:span text:style-name="T5">margin</text:span><text:span text:style-name="T2">:</text:span><text:span text:style-name="T12">1</text:span><text:span text:style-name="T2">rem</text:span><text:span text:style-name="T10">;</text:span></text:p>
      <text:p text:style-name="P1">}</text:p>
      <text:p text:style-name="P5"/>
      <text:p text:style-name="P1"><text:span text:style-name="T15">.contacto</text:span> {</text:p>
      <text:p text:style-name="P2">    <text:span text:style-name="T5">display</text:span><text:span text:style-name="T2">:</text:span><text:span text:style-name="T12">flex</text:span><text:span text:style-name="T10">; </text:span><text:span text:style-name="T14">/*display flex para contacto que contiene a redes-sociales y a información-contacto*/</text:span></text:p>
      <text:p text:style-name="P2">    <text:span text:style-name="T5">flex-direction</text:span><text:span text:style-name="T2">:</text:span><text:span text:style-name="T10"> </text:span><text:span text:style-name="T12">row</text:span><text:span text:style-name="T10">;</text:span></text:p>
      <text:p text:style-name="P2">    <text:span text:style-name="T5">justify-content</text:span><text:span text:style-name="T2">:</text:span><text:span text:style-name="T10"> </text:span><text:span text:style-name="T12">space-between</text:span><text:span text:style-name="T10">;</text:span></text:p>
      <text:p text:style-name="P1">}</text:p>
      <text:p text:style-name="P5"/>
      <text:p text:style-name="P1"><text:span text:style-name="T15">.redes-sociales</text:span>,</text:p>
      <text:p text:style-name="P1"><text:span text:style-name="T15">.informacion-contacto</text:span> {</text:p>
      <text:p text:style-name="P2">    <text:span text:style-name="T5">flex-basis</text:span><text:span text:style-name="T2">:</text:span><text:span text:style-name="T10"> </text:span><text:span text:style-name="T12">45</text:span><text:span text:style-name="T2">%</text:span><text:span text:style-name="T10">; </text:span><text:span text:style-name="T14">/* Define el ancho inicial de cada columna */</text:span></text:p>
      <text:p text:style-name="P1">}</text:p>
      <text:p text:style-name="P5"/>
      <text:p text:style-name="P1"><text:span text:style-name="T15">.redes-sociales</text:span><text:span text:style-name="T1"> h3</text:span>,</text:p>
      <text:p text:style-name="P1"><text:span text:style-name="T15">.informacion-contacto</text:span><text:span text:style-name="T1"> h3</text:span> {</text:p>
      <text:p text:style-name="P2">    <text:span text:style-name="T5">margin-bottom</text:span><text:span text:style-name="T2">:</text:span><text:span text:style-name="T10"> </text:span><text:span text:style-name="T12">1</text:span><text:span text:style-name="T2">rem</text:span><text:span text:style-name="T10">; </text:span><text:span text:style-name="T14">/* Espaciado inferior para los encabezados */</text:span></text:p>
      <text:p text:style-name="P1">}</text:p>
      <text:p text:style-name="P5"/>
      <text:p text:style-name="P1"><text:span text:style-name="T15">.contacto</text:span><text:span text:style-name="T1"> img</text:span>{</text:p>
      <text:p text:style-name="P2">    <text:span text:style-name="T5">display</text:span><text:span text:style-name="T2">:</text:span><text:span text:style-name="T12">inline</text:span><text:span text:style-name="T10">;</text:span></text:p>
      <text:p text:style-name="P2">    <text:span text:style-name="T5">width</text:span><text:span text:style-name="T2">:</text:span><text:span text:style-name="T10"> </text:span><text:span text:style-name="T12">3</text:span><text:span text:style-name="T2">rem</text:span><text:span text:style-name="T10">;</text:span></text:p>
      <text:p text:style-name="P2">    <text:span text:style-name="T5">margin</text:span><text:span text:style-name="T2">:</text:span><text:span text:style-name="T12">0.5</text:span><text:span text:style-name="T10">  rem;</text:span></text:p>
      <text:p text:style-name="P2">    <text:span text:style-name="T5">vertical-align</text:span><text:span text:style-name="T2">:</text:span><text:span text:style-name="T10"> </text:span><text:span text:style-name="T12">middle</text:span><text:span text:style-name="T10">;</text:span></text:p>
      <text:p text:style-name="P1">}</text:p>
      <text:p text:style-name="P5"/>
      <text:p text:style-name="P1"><text:span text:style-name="T15">.contacto</text:span><text:span text:style-name="T1"> a</text:span>{</text:p>
      <text:p text:style-name="P2">    <text:span text:style-name="T5">text-decoration</text:span><text:span text:style-name="T2">:</text:span><text:span text:style-name="T10"> </text:span><text:span text:style-name="T12">none</text:span><text:span text:style-name="T10">;</text:span></text:p>
      <text:p text:style-name="P2">    <text:span text:style-name="T5">color</text:span><text:span text:style-name="T2">:</text:span><text:span text:style-name="T12">#fff</text:span><text:span text:style-name="T10">;</text:span></text:p>
      <text:p text:style-name="P2">    <text:span text:style-name="T5">margin</text:span><text:span text:style-name="T2">:</text:span><text:span text:style-name="T12">0.5</text:span><text:span text:style-name="T2">rem</text:span><text:span text:style-name="T10">;</text:span></text:p>
      <text:p text:style-name="P2">    <text:span text:style-name="T5">margin-right</text:span><text:span text:style-name="T2">:</text:span><text:span text:style-name="T10"> </text:span><text:span text:style-name="T12">3</text:span><text:span text:style-name="T2">rem</text:span><text:span text:style-name="T10">;</text:span></text:p>
      <text:p text:style-name="P1">}</text:p>
      <text:p text:style-name="P5"/>
      <text:p text:style-name="P1"><text:span text:style-name="T15">.contacto</text:span><text:span text:style-name="T1"> a</text:span><text:span text:style-name="T3">:</text:span><text:span text:style-name="T15">hover</text:span>{</text:p>
      <text:p text:style-name="P2">    <text:span text:style-name="T5">background-color</text:span><text:span text:style-name="T2">:</text:span><text:span text:style-name="T10"> </text:span><text:span text:style-name="T5">rgba</text:span><text:span text:style-name="T10">(</text:span><text:span text:style-name="T12">203</text:span><text:span text:style-name="T10">, </text:span><text:span text:style-name="T12">138</text:span><text:span text:style-name="T10">, </text:span><text:span text:style-name="T12">0</text:span><text:span text:style-name="T10">, </text:span><text:span text:style-name="T12">1</text:span><text:span text:style-name="T10">);</text:span></text:p>
      <text:p text:style-name="P2">    <text:span text:style-name="T5">border-radius</text:span><text:span text:style-name="T2">:</text:span><text:span text:style-name="T12">0.5</text:span><text:span text:style-name="T2">rem</text:span><text:span text:style-name="T10">;</text:span></text:p>
      <text:p text:style-name="P2">    <text:span text:style-name="T5">padding</text:span><text:span text:style-name="T2">:</text:span><text:span text:style-name="T12">1</text:span><text:span text:style-name="T2">rem</text:span><text:span text:style-name="T10">;</text:span></text:p>
      <text:p text:style-name="P1">}</text:p>
      <text:p text:style-name="P5"/>
      <text:p text:style-name="P1"><text:span text:style-name="T15">.volver-arriba</text:span> {</text:p>
      <text:p text:style-name="P2">    <text:span text:style-name="T5">display</text:span><text:span text:style-name="T2">:</text:span><text:span text:style-name="T10"> </text:span><text:span text:style-name="T12">flex</text:span><text:span text:style-name="T10">;</text:span></text:p>
      <text:p text:style-name="P2">    <text:span text:style-name="T5">flex-direction</text:span><text:span text:style-name="T2">:</text:span><text:span text:style-name="T10"> </text:span><text:span text:style-name="T12">row</text:span><text:span text:style-name="T10">;</text:span></text:p>
      <text:p text:style-name="P2">    <text:span text:style-name="T5">justify-content</text:span><text:span text:style-name="T2">:</text:span><text:span text:style-name="T10"> </text:span><text:span text:style-name="T12">end</text:span><text:span text:style-name="T10">;</text:span></text:p>
      <text:p text:style-name="P2">    <text:span text:style-name="T5">position</text:span><text:span text:style-name="T2">:</text:span><text:span text:style-name="T10"> </text:span><text:span text:style-name="T12">sticky</text:span><text:span text:style-name="T10">;</text:span></text:p>
      <text:p text:style-name="P2">    <text:span text:style-name="T5">bottom</text:span><text:span text:style-name="T2">:</text:span><text:span text:style-name="T10"> </text:span><text:span text:style-name="T12">2</text:span><text:span text:style-name="T2">rem</text:span><text:span text:style-name="T10">;</text:span></text:p>
      <text:p text:style-name="P2">    <text:span text:style-name="T5">left</text:span><text:span text:style-name="T2">:</text:span><text:span text:style-name="T10"> </text:span><text:span text:style-name="T12">60</text:span><text:span text:style-name="T2">rem</text:span><text:span text:style-name="T10">;</text:span></text:p>
      <text:p text:style-name="P2"><text:soft-page-break/>    <text:span text:style-name="T5">margin-right</text:span><text:span text:style-name="T2">:</text:span><text:span text:style-name="T10"> </text:span><text:span text:style-name="T12">1</text:span><text:span text:style-name="T2">rem</text:span><text:span text:style-name="T10">;</text:span></text:p>
      <text:p text:style-name="P1">}</text:p>
      <text:p text:style-name="P5"/>
      <text:p text:style-name="P1"><text:span text:style-name="T15">.volver-arriba</text:span><text:span text:style-name="T1"> img</text:span>{</text:p>
      <text:p text:style-name="P2">    <text:span text:style-name="T5">width</text:span><text:span text:style-name="T2">:</text:span><text:span text:style-name="T12">5</text:span><text:span text:style-name="T2">rem</text:span><text:span text:style-name="T10">;</text:span></text:p>
      <text:p text:style-name="P2">    <text:span text:style-name="T5">height</text:span><text:span text:style-name="T2">:</text:span><text:span text:style-name="T10"> </text:span><text:span text:style-name="T12">auto</text:span><text:span text:style-name="T10">;</text:span></text:p>
      <text:p text:style-name="P1">}</text:p>
      <text:p text:style-name="P5"/>
      <text:p text:style-name="P1"><text:span text:style-name="T15">.volver-arriba</text:span><text:span text:style-name="T1"> img</text:span><text:span text:style-name="T3">:</text:span><text:span text:style-name="T15">hover</text:span>{</text:p>
      <text:p text:style-name="P2">    <text:span text:style-name="T5">background-color</text:span><text:span text:style-name="T2">:</text:span><text:span text:style-name="T10"> </text:span><text:span text:style-name="T5">rgba</text:span><text:span text:style-name="T10">(</text:span><text:span text:style-name="T12">36</text:span><text:span text:style-name="T10">, </text:span><text:span text:style-name="T12">107</text:span><text:span text:style-name="T10">, </text:span><text:span text:style-name="T12">150</text:span><text:span text:style-name="T10">, </text:span><text:span text:style-name="T12">1</text:span><text:span text:style-name="T10">);</text:span></text:p>
      <text:p text:style-name="P2">    <text:span text:style-name="T5">border-radius</text:span><text:span text:style-name="T2">:</text:span><text:span text:style-name="T10"> </text:span><text:span text:style-name="T12">12</text:span><text:span text:style-name="T2">rem</text:span><text:span text:style-name="T10">;</text:span></text:p>
      <text:p text:style-name="P1">}</text:p>
      <text:p text:style-name="P3">/*&lt;---Grids---&gt;*/</text:p>
      <text:p text:style-name="P1"><text:span text:style-name="T15">.grid-header</text:span> {</text:p>
      <text:p text:style-name="P2">    <text:span text:style-name="T5">grid-area</text:span><text:span text:style-name="T2">:</text:span><text:span text:style-name="T10"> header;</text:span></text:p>
      <text:p text:style-name="P1">}</text:p>
      <text:p text:style-name="P5"/>
      <text:p text:style-name="P1"><text:span text:style-name="T15">.grid-main</text:span>{</text:p>
      <text:p text:style-name="P2">    <text:span text:style-name="T5">grid-area</text:span><text:span text:style-name="T2">:</text:span><text:span text:style-name="T10"> main;</text:span></text:p>
      <text:p text:style-name="P1">}</text:p>
      <text:p text:style-name="P5"/>
      <text:p text:style-name="P1"><text:span text:style-name="T15">.grid-section</text:span>{</text:p>
      <text:p text:style-name="P2">    <text:span text:style-name="T5">grid-area</text:span><text:span text:style-name="T2">:</text:span><text:span text:style-name="T10"> section;</text:span></text:p>
      <text:p text:style-name="P1">}</text:p>
      <text:p text:style-name="P5"/>
      <text:p text:style-name="P1"><text:span text:style-name="T15">.grid-footer</text:span>{</text:p>
      <text:p text:style-name="P2">    <text:span text:style-name="T5">grid-area</text:span><text:span text:style-name="T2">:</text:span><text:span text:style-name="T10"> footer;</text:span></text:p>
      <text:p text:style-name="P1">}</text:p>
      <text:p text:style-name="P5"/>
      <text:p text:style-name="P1"><text:span text:style-name="T15">.grid-container</text:span> {   </text:p>
      <text:p text:style-name="P2">    <text:span text:style-name="T5">display</text:span><text:span text:style-name="T2">:</text:span><text:span text:style-name="T10"> </text:span><text:span text:style-name="T12">grid</text:span><text:span text:style-name="T10">;</text:span></text:p>
      <text:p text:style-name="P2">    <text:span text:style-name="T5">grid-row-gap</text:span><text:span text:style-name="T2">:</text:span><text:span text:style-name="T10"> </text:span><text:span text:style-name="T12">1</text:span><text:span text:style-name="T2">rem</text:span><text:span text:style-name="T10">;</text:span></text:p>
      <text:p text:style-name="P2">    <text:span text:style-name="T5">grid-column-gap</text:span><text:span text:style-name="T2">:</text:span><text:span text:style-name="T10"> </text:span><text:span text:style-name="T12">1</text:span><text:span text:style-name="T2">rem</text:span><text:span text:style-name="T10">;</text:span></text:p>
      <text:p text:style-name="P2">    <text:span text:style-name="T5">width</text:span><text:span text:style-name="T2">:</text:span><text:span text:style-name="T10"> </text:span><text:span text:style-name="T12">100</text:span><text:span text:style-name="T2">%</text:span><text:span text:style-name="T10">;</text:span></text:p>
      <text:p text:style-name="P2">    <text:span text:style-name="T5">height</text:span><text:span text:style-name="T2">:</text:span><text:span text:style-name="T10"> </text:span><text:span text:style-name="T12">100</text:span><text:span text:style-name="T2">vh</text:span><text:span text:style-name="T10">;</text:span></text:p>
      <text:p text:style-name="P1">}   </text:p>
      <text:p text:style-name="P3">/*mobile*/</text:p>
      <text:p text:style-name="P1"><text:span text:style-name="T1">@media</text:span> <text:span text:style-name="T11">screen</text:span> <text:span text:style-name="T1">and</text:span> (<text:span text:style-name="T4">min-width</text:span><text:span text:style-name="T1">:</text:span> <text:span text:style-name="T11">320</text:span><text:span text:style-name="T1">px</text:span>) <text:span text:style-name="T1">and</text:span> (<text:span text:style-name="T4">max-width</text:span><text:span text:style-name="T1">:</text:span> <text:span text:style-name="T11">767</text:span><text:span text:style-name="T1">px</text:span>){</text:p>
      <text:p text:style-name="P2">    <text:span text:style-name="T16">.grid-container</text:span><text:span text:style-name="T10"> {   </text:span></text:p>
      <text:p text:style-name="P2">        <text:span text:style-name="T5">grid-template-columns</text:span><text:span text:style-name="T2">:</text:span><text:span text:style-name="T10"> </text:span><text:span text:style-name="T12">1</text:span><text:span text:style-name="T2">fr</text:span><text:span text:style-name="T10">;</text:span></text:p>
      <text:p text:style-name="P2">        <text:span text:style-name="T5">grid-template-rows</text:span><text:span text:style-name="T2">:</text:span><text:span text:style-name="T10"> </text:span><text:span text:style-name="T12">4</text:span><text:span text:style-name="T2">rem</text:span><text:span text:style-name="T10"> </text:span><text:span text:style-name="T12">100</text:span><text:span text:style-name="T2">rem</text:span><text:span text:style-name="T10"> </text:span><text:span text:style-name="T12">30</text:span><text:span text:style-name="T2">rem</text:span><text:span text:style-name="T10"> </text:span><text:span text:style-name="T12">20</text:span><text:span text:style-name="T2">rem</text:span><text:span text:style-name="T10">;</text:span></text:p>
      <text:p text:style-name="P2">        <text:span text:style-name="T5">grid-template-areas</text:span><text:span text:style-name="T2">:</text:span><text:span text:style-name="T10">    </text:span></text:p>
      <text:p text:style-name="P2">            <text:span text:style-name="T7">"</text:span><text:span text:style-name="T9">header</text:span><text:span text:style-name="T7">"</text:span></text:p>
      <text:p text:style-name="P2">            <text:span text:style-name="T7">"</text:span><text:span text:style-name="T9">main</text:span><text:span text:style-name="T7">"</text:span></text:p>
      <text:p text:style-name="P2">            <text:span text:style-name="T7">"</text:span><text:span text:style-name="T9">section</text:span><text:span text:style-name="T7">"</text:span></text:p>
      <text:p text:style-name="P2">            <text:span text:style-name="T7">"</text:span><text:span text:style-name="T9">footer</text:span><text:span text:style-name="T7">"</text:span><text:span text:style-name="T10">;</text:span></text:p>
      <text:p text:style-name="P2">        <text:span text:style-name="T5">grid-row-gap</text:span><text:span text:style-name="T2">:</text:span><text:span text:style-name="T10"> </text:span><text:span text:style-name="T12">1</text:span><text:span text:style-name="T2">rem</text:span><text:span text:style-name="T10">;</text:span></text:p>
      <text:p text:style-name="P2">        <text:span text:style-name="T5">grid-column-gap</text:span><text:span text:style-name="T2">:</text:span><text:span text:style-name="T10"> </text:span><text:span text:style-name="T12">1</text:span><text:span text:style-name="T2">rem</text:span><text:span text:style-name="T10">;</text:span></text:p>
      <text:p text:style-name="P2">    <text:span text:style-name="T10">}</text:span></text:p>
      <text:p text:style-name="P1">}</text:p>
      <text:p text:style-name="P3">/*tablet*/</text:p>
      <text:p text:style-name="P1"><text:soft-page-break/><text:span text:style-name="T1">@media</text:span> <text:span text:style-name="T11">screen</text:span> <text:span text:style-name="T1">and</text:span> (<text:span text:style-name="T4">min-width</text:span><text:span text:style-name="T1">:</text:span> <text:span text:style-name="T11">768</text:span><text:span text:style-name="T1">px</text:span>) <text:span text:style-name="T1">and</text:span> (<text:span text:style-name="T4">max-width</text:span><text:span text:style-name="T1">:</text:span><text:span text:style-name="T11">1023</text:span><text:span text:style-name="T1">px</text:span>){</text:p>
      <text:p text:style-name="P2">    <text:span text:style-name="T16">.grid-container</text:span><text:span text:style-name="T10"> {   </text:span></text:p>
      <text:p text:style-name="P2">        <text:span text:style-name="T5">grid-template-columns</text:span><text:span text:style-name="T2">:</text:span><text:span text:style-name="T10"> </text:span><text:span text:style-name="T5">repeat</text:span><text:span text:style-name="T10">(</text:span><text:span text:style-name="T12">3</text:span><text:span text:style-name="T10">, </text:span><text:span text:style-name="T12">1</text:span><text:span text:style-name="T2">fr</text:span><text:span text:style-name="T10">);</text:span></text:p>
      <text:p text:style-name="P2">        <text:span text:style-name="T5">grid-template-rows</text:span><text:span text:style-name="T2">:</text:span><text:span text:style-name="T10"> </text:span><text:span text:style-name="T12">4</text:span><text:span text:style-name="T2">rem</text:span><text:span text:style-name="T10"> </text:span><text:span text:style-name="T12">100</text:span><text:span text:style-name="T2">rem</text:span><text:span text:style-name="T10"> </text:span><text:span text:style-name="T12">30</text:span><text:span text:style-name="T2">rem</text:span><text:span text:style-name="T10"> </text:span><text:span text:style-name="T12">20</text:span><text:span text:style-name="T2">rem</text:span><text:span text:style-name="T10">;</text:span></text:p>
      <text:p text:style-name="P2">        <text:span text:style-name="T5">grid-template-areas</text:span><text:span text:style-name="T2">:</text:span><text:span text:style-name="T10">    </text:span></text:p>
      <text:p text:style-name="P2">            <text:span text:style-name="T7">"</text:span><text:span text:style-name="T9">header header header</text:span><text:span text:style-name="T7">"</text:span></text:p>
      <text:p text:style-name="P2">            <text:span text:style-name="T7">"</text:span><text:span text:style-name="T9">main main main</text:span><text:span text:style-name="T7">"</text:span></text:p>
      <text:p text:style-name="P2">            <text:span text:style-name="T7">"</text:span><text:span text:style-name="T9">section section section</text:span><text:span text:style-name="T7">"</text:span></text:p>
      <text:p text:style-name="P2">            <text:span text:style-name="T7">"</text:span><text:span text:style-name="T9">footer footer footer</text:span><text:span text:style-name="T7">"</text:span></text:p>
      <text:p text:style-name="P2">            <text:span text:style-name="T10">;</text:span></text:p>
      <text:p text:style-name="P2">        <text:span text:style-name="T5">grid-row-gap</text:span><text:span text:style-name="T2">:</text:span><text:span text:style-name="T10"> </text:span><text:span text:style-name="T12">1</text:span><text:span text:style-name="T2">rem</text:span><text:span text:style-name="T10">;</text:span></text:p>
      <text:p text:style-name="P2">        <text:span text:style-name="T5">grid-column-gap</text:span><text:span text:style-name="T2">:</text:span><text:span text:style-name="T10"> </text:span><text:span text:style-name="T12">1</text:span><text:span text:style-name="T2">rem</text:span><text:span text:style-name="T10">;</text:span></text:p>
      <text:p text:style-name="P2">    <text:span text:style-name="T10">}</text:span></text:p>
      <text:p text:style-name="P5"/>
      <text:p text:style-name="P2">    <text:span text:style-name="T14">/* Carusel de Imágenes */</text:span></text:p>
      <text:p text:style-name="P2">    <text:span text:style-name="T16">.carousel</text:span><text:span text:style-name="T10"> {</text:span></text:p>
      <text:p text:style-name="P2">        <text:span text:style-name="T5">overflow</text:span><text:span text:style-name="T2">:</text:span><text:span text:style-name="T10"> </text:span><text:span text:style-name="T12">hidden</text:span><text:span text:style-name="T10">; </text:span><text:span text:style-name="T14">/* Oculta el desbordamiento para mantener las imágenes dentro del contenedor */</text:span></text:p>
      <text:p text:style-name="P2">        <text:span text:style-name="T5">width</text:span><text:span text:style-name="T2">:</text:span><text:span text:style-name="T12">80</text:span><text:span text:style-name="T2">%</text:span><text:span text:style-name="T10">;</text:span></text:p>
      <text:p text:style-name="P2">        <text:span text:style-name="T5">margin</text:span><text:span text:style-name="T2">:</text:span><text:span text:style-name="T12">auto</text:span><text:span text:style-name="T10">;</text:span></text:p>
      <text:p text:style-name="P2">        <text:span text:style-name="T5">margin-top</text:span><text:span text:style-name="T2">:</text:span><text:span text:style-name="T12">10</text:span><text:span text:style-name="T2">rem</text:span><text:span text:style-name="T10">;</text:span></text:p>
      <text:p text:style-name="P2">    <text:span text:style-name="T10">}</text:span></text:p>
      <text:p text:style-name="P1">}</text:p>
      <text:p text:style-name="P5"/>
      <text:p text:style-name="P3">/*desktop*/</text:p>
      <text:p text:style-name="P1"><text:span text:style-name="T1">@media</text:span> <text:span text:style-name="T11">screen</text:span> <text:span text:style-name="T1">and</text:span> (<text:span text:style-name="T4">min-width</text:span><text:span text:style-name="T1">:</text:span> <text:span text:style-name="T11">1024</text:span><text:span text:style-name="T1">px</text:span>){</text:p>
      <text:p text:style-name="P2">    <text:span text:style-name="T16">.grid-container</text:span><text:span text:style-name="T10"> {   </text:span></text:p>
      <text:p text:style-name="P2">        <text:span text:style-name="T5">grid-template-columns</text:span><text:span text:style-name="T2">:</text:span><text:span text:style-name="T10"> </text:span><text:span text:style-name="T5">repeat</text:span><text:span text:style-name="T10">(</text:span><text:span text:style-name="T12">3</text:span><text:span text:style-name="T10">, </text:span><text:span text:style-name="T12">1</text:span><text:span text:style-name="T2">fr</text:span><text:span text:style-name="T10">);</text:span></text:p>
      <text:p text:style-name="P2">        <text:span text:style-name="T5">grid-template-rows</text:span><text:span text:style-name="T2">:</text:span><text:span text:style-name="T10"> </text:span><text:span text:style-name="T12">4</text:span><text:span text:style-name="T2">rem</text:span><text:span text:style-name="T10"> </text:span><text:span text:style-name="T12">100</text:span><text:span text:style-name="T2">rem</text:span><text:span text:style-name="T10"> </text:span><text:span text:style-name="T12">30</text:span><text:span text:style-name="T2">rem</text:span><text:span text:style-name="T10"> </text:span><text:span text:style-name="T12">20</text:span><text:span text:style-name="T2">rem</text:span><text:span text:style-name="T10">;</text:span></text:p>
      <text:p text:style-name="P2">        <text:span text:style-name="T5">grid-template-areas</text:span><text:span text:style-name="T2">:</text:span><text:span text:style-name="T10">    </text:span></text:p>
      <text:p text:style-name="P2">            <text:span text:style-name="T7">"</text:span><text:span text:style-name="T9">header header header</text:span><text:span text:style-name="T7">"</text:span></text:p>
      <text:p text:style-name="P2">            <text:span text:style-name="T7">"</text:span><text:span text:style-name="T9">main main main</text:span><text:span text:style-name="T7">"</text:span></text:p>
      <text:p text:style-name="P2">            <text:span text:style-name="T7">"</text:span><text:span text:style-name="T9">section section section</text:span><text:span text:style-name="T7">"</text:span></text:p>
      <text:p text:style-name="P2">            <text:span text:style-name="T7">"</text:span><text:span text:style-name="T9">footer footer footer</text:span><text:span text:style-name="T7">"</text:span></text:p>
      <text:p text:style-name="P2">            <text:span text:style-name="T10">;</text:span></text:p>
      <text:p text:style-name="P2">        <text:span text:style-name="T5">grid-row-gap</text:span><text:span text:style-name="T2">:</text:span><text:span text:style-name="T10"> </text:span><text:span text:style-name="T12">1</text:span><text:span text:style-name="T2">rem</text:span><text:span text:style-name="T10">;</text:span></text:p>
      <text:p text:style-name="P2">        <text:span text:style-name="T5">grid-column-gap</text:span><text:span text:style-name="T2">:</text:span><text:span text:style-name="T10"> </text:span><text:span text:style-name="T12">1</text:span><text:span text:style-name="T2">rem</text:span><text:span text:style-name="T10">;</text:span></text:p>
      <text:p text:style-name="P2">    <text:span text:style-name="T10">}</text:span></text:p>
      <text:p text:style-name="P1">}</text:p>
      <text:p text:style-name="P2">        </text:p>
      <text:p text:style-name="P3">/* .galeriaImagenes{</text:p>
      <text:p text:style-name="P4">    <text:span text:style-name="T10">display: grid;</text:span></text:p>
      <text:p text:style-name="P4">    <text:span text:style-name="T10">grid-template-columns: repeat(3, 1fr);</text:span></text:p>
      <text:p text:style-name="P4">    <text:span text:style-name="T10">grid-template-rows: 3rem 4rem 3rem 2rem ;</text:span></text:p>
      <text:p text:style-name="P4">    <text:span text:style-name="T10">grid-template-areas:</text:span></text:p>
      <text:p text:style-name="P4">        <text:span text:style-name="T10">"img1 img2 img3"</text:span></text:p>
      <text:p text:style-name="P4">        <text:span text:style-name="T10">". . . "</text:span></text:p>
      <text:p text:style-name="P4">        <text:span text:style-name="T10">"img3 img4 img6"</text:span></text:p>
      <text:p text:style-name="P4">    <text:span text:style-name="T10">;</text:span></text:p>
      <text:p text:style-name="P4">    <text:span text:style-name="T10">grid-row-gap: 2rem;</text:span></text:p>
      <text:p text:style-name="P4">    <text:span text:style-name="T10">grid-column-gap: 2rem;</text:span></text:p>
      <text:p text:style-name="P3"><text:soft-page-break/>} */</text:p>
      <text:p text:style-name="P6"/>
      <text:p text:style-name="P3">/*Crear galería de imágnees sin necesidad de asignar una clase a cada imagen</text:p>
      <text:p text:style-name="P3">.grupo1 img:nth-child(1)</text:p>
      <text:p text:style-name="P3">.img1 {</text:p>
      <text:p text:style-name="P4">    <text:span text:style-name="T10">grid-area: img1 ;</text:span></text:p>
      <text:p text:style-name="P3">}</text:p>
      <text:p text:style-name="P5"/>
      <text:p text:style-name="P3">.img2 {</text:p>
      <text:p text:style-name="P4">    <text:span text:style-name="T10">grid-area: img2 ;</text:span></text:p>
      <text:p text:style-name="P3">}</text:p>
      <text:p text:style-name="P3">.img3 {</text:p>
      <text:p text:style-name="P4">    <text:span text:style-name="T10">grid-area: img3 ;</text:span></text:p>
      <text:p text:style-name="P3">}</text:p>
      <text:p text:style-name="P3">.img4 {</text:p>
      <text:p text:style-name="P4">    <text:span text:style-name="T10">grid-area: img4 ;</text:span></text:p>
      <text:p text:style-name="P3">}</text:p>
      <text:p text:style-name="P3">.img5 {</text:p>
      <text:p text:style-name="P4">    <text:span text:style-name="T10">grid-area: img5 ;</text:span></text:p>
      <text:p text:style-name="P3">}</text:p>
      <text:p text:style-name="P3">.img6 {</text:p>
      <text:p text:style-name="P4">    <text:span text:style-name="T10">grid-area: img6 ;</text:span></text:p>
      <text:p text:style-name="P1"><text:span text:style-name="T13">} */</text:span>   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</meta:editing-duration>
    <meta:editing-cycles>3</meta:editing-cycles>
    <meta:generator>OpenOffice/4.1.15$Win32 OpenOffice.org_project/4115m2$Build-9813</meta:generator>
    <dc:date>2024-05-21T17:22:32.88</dc:date>
    <meta:document-statistic meta:table-count="0" meta:image-count="0" meta:object-count="0" meta:page-count="8" meta:paragraph-count="327" meta:word-count="899" meta:character-count="7438"/>
    <dc:creator>Diego Gomez</dc:creator>
    <meta:user-defined meta:name="Info 1"/>
    <meta:user-defined meta:name="Info 2"/>
    <meta:user-defined meta:name="Info 3"/>
    <meta:user-defined meta:name="Info 4"/>
  </office:meta>
</office:document-meta>
</file>